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svg:stroke-opacity="100%" draw:fill="none" draw:textarea-horizontal-align="justify" draw:textarea-vertical-align="middle" draw:auto-grow-height="false" fo:min-height="6.183cm" fo:min-width="4.18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53cm" svg:stroke-color="#ff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svg:stroke-opacity="100%" draw:fill="none" draw:textarea-horizontal-align="justify" draw:textarea-vertical-align="middle" draw:auto-grow-height="false" fo:min-height="6.173cm" fo:min-width="4.149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8% 58%" fo:font-size="14pt" style:font-size-asian="14pt" style:font-size-complex="14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8cm" svg:height="6.461cm" svg:x="14.392cm" svg:y="0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525cm" svg:y1="6.388cm" svg:x2="16.525cm" svg:y2="5.151cm">
          <text:p/>
        </draw:line>
        <draw:line draw:style-name="gr3" draw:text-style-name="P1" draw:layer="layout" svg:x1="17.291cm" svg:y1="5.208cm" svg:x2="17.291cm" svg:y2="6.423cm">
          <text:p/>
        </draw:line>
        <draw:line draw:style-name="gr4" draw:text-style-name="P1" draw:layer="layout" svg:x1="15.952cm" svg:y1="5.77cm" svg:x2="17.863cm" svg:y2="5.77cm">
          <text:p/>
        </draw:line>
        <draw:line draw:style-name="gr2" draw:text-style-name="P1" draw:layer="layout" svg:x1="16.525cm" svg:y1="4.849cm" svg:x2="16.525cm" svg:y2="3.612cm">
          <text:p/>
        </draw:line>
        <draw:line draw:style-name="gr3" draw:text-style-name="P1" draw:layer="layout" svg:x1="17.291cm" svg:y1="3.669cm" svg:x2="17.291cm" svg:y2="4.884cm">
          <text:p/>
        </draw:line>
        <draw:line draw:style-name="gr4" draw:text-style-name="P1" draw:layer="layout" svg:x1="15.952cm" svg:y1="4.231cm" svg:x2="17.863cm" svg:y2="4.231cm">
          <text:p/>
        </draw:line>
        <draw:line draw:style-name="gr4" draw:text-style-name="P1" draw:layer="layout" svg:x1="17.497cm" svg:y1="1.313cm" svg:x2="18.698cm" svg:y2="1.313cm">
          <text:p/>
        </draw:line>
        <draw:line draw:style-name="gr2" draw:text-style-name="P1" draw:layer="layout" svg:x1="16.887cm" svg:y1="3.393cm" svg:x2="16.887cm" svg:y2="2.156cm">
          <text:p/>
        </draw:line>
        <draw:line draw:style-name="gr4" draw:text-style-name="P1" draw:layer="layout" svg:x1="15.95cm" svg:y1="2.774cm" svg:x2="17.861cm" svg:y2="2.774cm">
          <text:p/>
        </draw:line>
        <draw:frame draw:style-name="gr5" draw:text-style-name="P2" draw:layer="layout" svg:width="1.186cm" svg:height="1.017cm" svg:x="15.112cm" svg:y="5.358cm">
          <draw:text-box>
            <text:p><text:span text:style-name="T1">1s</text:span></text:p>
          </draw:text-box>
        </draw:frame>
        <draw:frame draw:style-name="gr5" draw:text-style-name="P2" draw:layer="layout" svg:width="1.186cm" svg:height="1.017cm" svg:x="15.107cm" svg:y="3.808cm">
          <draw:text-box>
            <text:p><text:span text:style-name="T1">2s</text:span></text:p>
          </draw:text-box>
        </draw:frame>
        <draw:line draw:style-name="gr2" draw:text-style-name="P1" draw:layer="layout" svg:x1="15.899cm" svg:y1="1.916cm" svg:x2="15.899cm" svg:y2="0.679cm">
          <text:p/>
        </draw:line>
        <draw:line draw:style-name="gr4" draw:text-style-name="P1" draw:layer="layout" svg:x1="15.274cm" svg:y1="1.313cm" svg:x2="16.475cm" svg:y2="1.313cm">
          <text:p/>
        </draw:line>
        <draw:frame draw:style-name="gr6" draw:text-style-name="P2" draw:layer="layout" svg:width="1.277cm" svg:height="1.155cm" svg:x="14.291cm" svg:y="0.862cm">
          <draw:text-box>
            <text:p><text:span text:style-name="T1">2p</text:span><text:span text:style-name="T2">x</text:span></text:p>
          </draw:text-box>
        </draw:frame>
        <draw:frame draw:style-name="gr6" draw:text-style-name="P2" draw:layer="layout" svg:width="1.366cm" svg:height="1.155cm" svg:x="16.504cm" svg:y="0.862cm">
          <draw:text-box>
            <text:p><text:span text:style-name="T1">2p</text:span><text:span text:style-name="T2">y</text:span></text:p>
          </draw:text-box>
        </draw:frame>
        <draw:frame draw:style-name="gr6" draw:text-style-name="P2" draw:layer="layout" svg:width="1.223cm" svg:height="1.155cm" svg:x="14.933cm" svg:y="2.335cm">
          <draw:text-box>
            <text:p><text:span text:style-name="T1">2p</text:span><text:span text:style-name="T2">z</text:span></text:p>
          </draw:text-box>
        </draw:frame>
        <draw:custom-shape draw:style-name="gr1" draw:text-style-name="P1" draw:layer="layout" svg:width="4.708cm" svg:height="6.461cm" svg:x="20.804cm" svg:y="0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2.938cm" svg:y1="6.388cm" svg:x2="22.938cm" svg:y2="5.151cm">
          <text:p/>
        </draw:line>
        <draw:line draw:style-name="gr3" draw:text-style-name="P1" draw:layer="layout" svg:x1="23.705cm" svg:y1="5.208cm" svg:x2="23.705cm" svg:y2="6.423cm">
          <text:p/>
        </draw:line>
        <draw:line draw:style-name="gr4" draw:text-style-name="P1" draw:layer="layout" svg:x1="22.365cm" svg:y1="5.77cm" svg:x2="24.276cm" svg:y2="5.77cm">
          <text:p/>
        </draw:line>
        <draw:line draw:style-name="gr2" draw:text-style-name="P1" draw:layer="layout" svg:x1="22.938cm" svg:y1="4.849cm" svg:x2="22.938cm" svg:y2="3.612cm">
          <text:p/>
        </draw:line>
        <draw:line draw:style-name="gr3" draw:text-style-name="P1" draw:layer="layout" svg:x1="23.705cm" svg:y1="3.669cm" svg:x2="23.705cm" svg:y2="4.884cm">
          <text:p/>
        </draw:line>
        <draw:line draw:style-name="gr4" draw:text-style-name="P1" draw:layer="layout" svg:x1="22.365cm" svg:y1="4.231cm" svg:x2="24.276cm" svg:y2="4.231cm">
          <text:p/>
        </draw:line>
        <draw:line draw:style-name="gr2" draw:text-style-name="P1" draw:layer="layout" svg:x1="24.314cm" svg:y1="1.896cm" svg:x2="24.314cm" svg:y2="0.659cm">
          <text:p/>
        </draw:line>
        <draw:line draw:style-name="gr4" draw:text-style-name="P1" draw:layer="layout" svg:x1="23.758cm" svg:y1="1.313cm" svg:x2="24.959cm" svg:y2="1.313cm">
          <text:p/>
        </draw:line>
        <draw:line draw:style-name="gr2" draw:text-style-name="P1" draw:layer="layout" svg:x1="23.3cm" svg:y1="3.393cm" svg:x2="23.3cm" svg:y2="2.156cm">
          <text:p/>
        </draw:line>
        <draw:line draw:style-name="gr4" draw:text-style-name="P1" draw:layer="layout" svg:x1="22.364cm" svg:y1="2.774cm" svg:x2="24.275cm" svg:y2="2.774cm">
          <text:p/>
        </draw:line>
        <draw:frame draw:style-name="gr5" draw:text-style-name="P2" draw:layer="layout" svg:width="1.252cm" svg:height="1.017cm" svg:x="21.473cm" svg:y="5.358cm">
          <draw:text-box>
            <text:p><text:span text:style-name="T1">1s</text:span></text:p>
          </draw:text-box>
        </draw:frame>
        <draw:frame draw:style-name="gr5" draw:text-style-name="P2" draw:layer="layout" svg:width="1.252cm" svg:height="1.017cm" svg:x="21.473cm" svg:y="3.808cm">
          <draw:text-box>
            <text:p><text:span text:style-name="T1">2s</text:span></text:p>
          </draw:text-box>
        </draw:frame>
        <draw:line draw:style-name="gr4" draw:text-style-name="P1" draw:layer="layout" svg:x1="21.687cm" svg:y1="1.313cm" svg:x2="22.888cm" svg:y2="1.313cm">
          <text:p/>
        </draw:line>
        <draw:frame draw:style-name="gr6" draw:text-style-name="P2" draw:layer="layout" svg:width="1.278cm" svg:height="1.155cm" svg:x="20.703cm" svg:y="0.913cm">
          <draw:text-box>
            <text:p><text:span text:style-name="T1">2p</text:span><text:span text:style-name="T2">x</text:span></text:p>
          </draw:text-box>
        </draw:frame>
        <draw:frame draw:style-name="gr7" draw:text-style-name="P2" draw:layer="layout" svg:width="1.413cm" svg:height="1.154cm" svg:x="22.727cm" svg:y="0.913cm">
          <draw:text-box>
            <text:p><text:span text:style-name="T1">2p</text:span><text:span text:style-name="T2">y</text:span></text:p>
          </draw:text-box>
        </draw:frame>
        <draw:frame draw:style-name="gr7" draw:text-style-name="P2" draw:layer="layout" svg:width="1.224cm" svg:height="1.154cm" svg:x="21.356cm" svg:y="2.361cm">
          <draw:text-box>
            <text:p><text:span text:style-name="T1">2p</text:span><text:span text:style-name="T2">z</text:span></text:p>
          </draw:text-box>
        </draw:frame>
        <draw:frame draw:style-name="gr8" draw:text-style-name="P3" draw:layer="layout" svg:width="1.602cm" svg:height="0.962cm" svg:x="13.076cm" svg:y="2.932cm">
          <draw:text-box>
            <text:p>1/2</text:p>
          </draw:text-box>
        </draw:frame>
        <draw:frame draw:style-name="gr8" draw:text-style-name="P3" draw:layer="layout" svg:width="2.244cm" svg:height="0.962cm" svg:x="18.972cm" svg:y="2.925cm">
          <draw:text-box>
            <text:p>+ 1/2</text:p>
          </draw:text-box>
        </draw:frame>
        <draw:frame draw:style-name="gr9" draw:text-style-name="P4" draw:layer="layout" svg:width="1.499cm" svg:height="1.038cm" svg:x="12.984cm" svg:y="0.24cm">
          <draw:text-box>
            <text:p><text:span text:style-name="T3">(b)</text:span></text:p>
          </draw:text-box>
        </draw:frame>
        <draw:custom-shape draw:style-name="gr1" draw:text-style-name="P1" draw:layer="layout" svg:width="4.708cm" svg:height="6.461cm" svg:x="14.392cm" svg:y="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525cm" svg:y1="13.121cm" svg:x2="16.525cm" svg:y2="11.884cm">
          <text:p/>
        </draw:line>
        <draw:line draw:style-name="gr3" draw:text-style-name="P1" draw:layer="layout" svg:x1="17.291cm" svg:y1="11.941cm" svg:x2="17.291cm" svg:y2="13.156cm">
          <text:p/>
        </draw:line>
        <draw:line draw:style-name="gr4" draw:text-style-name="P1" draw:layer="layout" svg:x1="15.952cm" svg:y1="12.503cm" svg:x2="17.863cm" svg:y2="12.503cm">
          <text:p/>
        </draw:line>
        <draw:line draw:style-name="gr2" draw:text-style-name="P1" draw:layer="layout" svg:x1="16.525cm" svg:y1="11.582cm" svg:x2="16.525cm" svg:y2="10.345cm">
          <text:p/>
        </draw:line>
        <draw:line draw:style-name="gr3" draw:text-style-name="P1" draw:layer="layout" svg:x1="17.291cm" svg:y1="10.402cm" svg:x2="17.291cm" svg:y2="11.617cm">
          <text:p/>
        </draw:line>
        <draw:line draw:style-name="gr4" draw:text-style-name="P1" draw:layer="layout" svg:x1="15.952cm" svg:y1="10.964cm" svg:x2="17.863cm" svg:y2="10.964cm">
          <text:p/>
        </draw:line>
        <draw:line draw:style-name="gr2" draw:text-style-name="P1" draw:layer="layout" svg:x1="18.18cm" svg:y1="9.909cm" svg:x2="18.18cm" svg:y2="8.672cm">
          <text:p/>
        </draw:line>
        <draw:line draw:style-name="gr4" draw:text-style-name="P1" draw:layer="layout" svg:x1="17.564cm" svg:y1="9.306cm" svg:x2="18.765cm" svg:y2="9.306cm">
          <text:p/>
        </draw:line>
        <draw:line draw:style-name="gr2" draw:text-style-name="P1" draw:layer="layout" svg:x1="16.479cm" svg:y1="8.449cm" svg:x2="16.479cm" svg:y2="7.212cm">
          <text:p/>
        </draw:line>
        <draw:line draw:style-name="gr3" draw:text-style-name="P1" draw:layer="layout" svg:x1="16.224cm" svg:y1="8.713cm" svg:x2="16.224cm" svg:y2="9.928cm">
          <text:p/>
        </draw:line>
        <draw:line draw:style-name="gr4" draw:text-style-name="P1" draw:layer="layout" svg:x1="15.9cm" svg:y1="7.855cm" svg:x2="17.811cm" svg:y2="7.855cm">
          <text:p/>
        </draw:line>
        <draw:frame draw:style-name="gr5" draw:text-style-name="P2" draw:layer="layout" svg:width="1.186cm" svg:height="1.017cm" svg:x="15.112cm" svg:y="12.091cm">
          <draw:text-box>
            <text:p><text:span text:style-name="T1">1s</text:span></text:p>
          </draw:text-box>
        </draw:frame>
        <draw:frame draw:style-name="gr5" draw:text-style-name="P2" draw:layer="layout" svg:width="1.186cm" svg:height="1.017cm" svg:x="15.107cm" svg:y="10.541cm">
          <draw:text-box>
            <text:p><text:span text:style-name="T1">2s</text:span></text:p>
          </draw:text-box>
        </draw:frame>
        <draw:line draw:style-name="gr2" draw:text-style-name="P1" draw:layer="layout" svg:x1="15.636cm" svg:y1="9.909cm" svg:x2="15.636cm" svg:y2="8.672cm">
          <text:p/>
        </draw:line>
        <draw:line draw:style-name="gr4" draw:text-style-name="P1" draw:layer="layout" svg:x1="15.341cm" svg:y1="9.306cm" svg:x2="16.542cm" svg:y2="9.306cm">
          <text:p/>
        </draw:line>
        <draw:frame draw:style-name="gr6" draw:text-style-name="P2" draw:layer="layout" svg:width="1.277cm" svg:height="1.155cm" svg:x="14.358cm" svg:y="8.855cm">
          <draw:text-box>
            <text:p><text:span text:style-name="T1">2p</text:span><text:span text:style-name="T2">x</text:span></text:p>
          </draw:text-box>
        </draw:frame>
        <draw:frame draw:style-name="gr6" draw:text-style-name="P2" draw:layer="layout" svg:width="1.366cm" svg:height="1.155cm" svg:x="16.571cm" svg:y="8.855cm">
          <draw:text-box>
            <text:p><text:span text:style-name="T1">2p</text:span><text:span text:style-name="T2">y</text:span></text:p>
          </draw:text-box>
        </draw:frame>
        <draw:frame draw:style-name="gr6" draw:text-style-name="P2" draw:layer="layout" svg:width="1.223cm" svg:height="1.155cm" svg:x="14.883cm" svg:y="7.416cm">
          <draw:text-box>
            <text:p><text:span text:style-name="T1">2p</text:span><text:span text:style-name="T2">z</text:span></text:p>
          </draw:text-box>
        </draw:frame>
        <draw:custom-shape draw:style-name="gr1" draw:text-style-name="P1" draw:layer="layout" svg:width="4.708cm" svg:height="6.461cm" svg:x="20.804cm" svg:y="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2.938cm" svg:y1="13.121cm" svg:x2="22.938cm" svg:y2="11.884cm">
          <text:p/>
        </draw:line>
        <draw:line draw:style-name="gr3" draw:text-style-name="P1" draw:layer="layout" svg:x1="23.705cm" svg:y1="11.941cm" svg:x2="23.705cm" svg:y2="13.156cm">
          <text:p/>
        </draw:line>
        <draw:line draw:style-name="gr4" draw:text-style-name="P1" draw:layer="layout" svg:x1="22.365cm" svg:y1="12.503cm" svg:x2="24.276cm" svg:y2="12.503cm">
          <text:p/>
        </draw:line>
        <draw:line draw:style-name="gr2" draw:text-style-name="P1" draw:layer="layout" svg:x1="22.938cm" svg:y1="11.582cm" svg:x2="22.938cm" svg:y2="10.345cm">
          <text:p/>
        </draw:line>
        <draw:line draw:style-name="gr3" draw:text-style-name="P1" draw:layer="layout" svg:x1="23.705cm" svg:y1="10.402cm" svg:x2="23.705cm" svg:y2="11.617cm">
          <text:p/>
        </draw:line>
        <draw:line draw:style-name="gr4" draw:text-style-name="P1" draw:layer="layout" svg:x1="22.365cm" svg:y1="10.964cm" svg:x2="24.276cm" svg:y2="10.964cm">
          <text:p/>
        </draw:line>
        <draw:frame draw:style-name="gr5" draw:text-style-name="P2" draw:layer="layout" svg:width="1.252cm" svg:height="1.017cm" svg:x="21.473cm" svg:y="12.091cm">
          <draw:text-box>
            <text:p><text:span text:style-name="T1">1s</text:span></text:p>
          </draw:text-box>
        </draw:frame>
        <draw:frame draw:style-name="gr5" draw:text-style-name="P2" draw:layer="layout" svg:width="1.252cm" svg:height="1.017cm" svg:x="21.473cm" svg:y="10.541cm">
          <draw:text-box>
            <text:p><text:span text:style-name="T1">2s</text:span></text:p>
          </draw:text-box>
        </draw:frame>
        <draw:frame draw:style-name="gr8" draw:text-style-name="P3" draw:layer="layout" svg:width="1.602cm" svg:height="0.962cm" svg:x="13.076cm" svg:y="9.665cm">
          <draw:text-box>
            <text:p>1/2</text:p>
          </draw:text-box>
        </draw:frame>
        <draw:frame draw:style-name="gr8" draw:text-style-name="P3" draw:layer="layout" svg:width="2.244cm" svg:height="0.962cm" svg:x="18.972cm" svg:y="9.658cm">
          <draw:text-box>
            <text:p>+ 1/2</text:p>
          </draw:text-box>
        </draw:frame>
        <draw:frame draw:style-name="gr9" draw:text-style-name="P4" draw:layer="layout" svg:width="1.499cm" svg:height="1.038cm" svg:x="12.984cm" svg:y="6.973cm">
          <draw:text-box>
            <text:p><text:span text:style-name="T3">(d)</text:span></text:p>
          </draw:text-box>
        </draw:frame>
        <draw:line draw:style-name="gr3" draw:text-style-name="P1" draw:layer="layout" svg:x1="17.177cm" svg:y1="7.339cm" svg:x2="17.177cm" svg:y2="8.554cm">
          <text:p/>
        </draw:line>
        <draw:line draw:style-name="gr2" draw:text-style-name="P1" draw:layer="layout" svg:x1="24.277cm" svg:y1="9.884cm" svg:x2="24.277cm" svg:y2="8.647cm">
          <text:p/>
        </draw:line>
        <draw:line draw:style-name="gr4" draw:text-style-name="P1" draw:layer="layout" svg:x1="23.914cm" svg:y1="9.281cm" svg:x2="25.115cm" svg:y2="9.281cm">
          <text:p/>
        </draw:line>
        <draw:line draw:style-name="gr2" draw:text-style-name="P1" draw:layer="layout" svg:x1="22.829cm" svg:y1="8.424cm" svg:x2="22.829cm" svg:y2="7.187cm">
          <text:p/>
        </draw:line>
        <draw:line draw:style-name="gr3" draw:text-style-name="P1" draw:layer="layout" svg:x1="24.797cm" svg:y1="8.711cm" svg:x2="24.797cm" svg:y2="9.926cm">
          <text:p/>
        </draw:line>
        <draw:line draw:style-name="gr4" draw:text-style-name="P1" draw:layer="layout" svg:x1="22.25cm" svg:y1="7.83cm" svg:x2="24.161cm" svg:y2="7.83cm">
          <text:p/>
        </draw:line>
        <draw:line draw:style-name="gr2" draw:text-style-name="P1" draw:layer="layout" svg:x1="22.296cm" svg:y1="9.884cm" svg:x2="22.296cm" svg:y2="8.647cm">
          <text:p/>
        </draw:line>
        <draw:line draw:style-name="gr4" draw:text-style-name="P1" draw:layer="layout" svg:x1="21.691cm" svg:y1="9.281cm" svg:x2="22.892cm" svg:y2="9.281cm">
          <text:p/>
        </draw:line>
        <draw:frame draw:style-name="gr6" draw:text-style-name="P2" draw:layer="layout" svg:width="1.277cm" svg:height="1.155cm" svg:x="20.708cm" svg:y="8.83cm">
          <draw:text-box>
            <text:p><text:span text:style-name="T1">2p</text:span><text:span text:style-name="T2">x</text:span></text:p>
          </draw:text-box>
        </draw:frame>
        <draw:frame draw:style-name="gr6" draw:text-style-name="P2" draw:layer="layout" svg:width="1.366cm" svg:height="1.155cm" svg:x="22.921cm" svg:y="8.83cm">
          <draw:text-box>
            <text:p><text:span text:style-name="T1">2p</text:span><text:span text:style-name="T2">y</text:span></text:p>
          </draw:text-box>
        </draw:frame>
        <draw:frame draw:style-name="gr6" draw:text-style-name="P2" draw:layer="layout" svg:width="1.223cm" svg:height="1.155cm" svg:x="21.233cm" svg:y="7.391cm">
          <draw:text-box>
            <text:p><text:span text:style-name="T1">2p</text:span><text:span text:style-name="T2">z</text:span></text:p>
          </draw:text-box>
        </draw:frame>
        <draw:line draw:style-name="gr3" draw:text-style-name="P1" draw:layer="layout" svg:x1="23.527cm" svg:y1="7.314cm" svg:x2="23.527cm" svg:y2="8.529cm">
          <text:p/>
        </draw:line>
        <draw:custom-shape draw:style-name="gr1" draw:text-style-name="P1" draw:layer="layout" svg:width="4.708cm" svg:height="6.461cm" svg:x="1.299cm" svg:y="0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432cm" svg:y1="6.388cm" svg:x2="3.432cm" svg:y2="5.151cm">
          <text:p/>
        </draw:line>
        <draw:line draw:style-name="gr3" draw:text-style-name="P1" draw:layer="layout" svg:x1="4.198cm" svg:y1="5.208cm" svg:x2="4.198cm" svg:y2="6.423cm">
          <text:p/>
        </draw:line>
        <draw:line draw:style-name="gr4" draw:text-style-name="P1" draw:layer="layout" svg:x1="2.859cm" svg:y1="5.77cm" svg:x2="4.77cm" svg:y2="5.77cm">
          <text:p/>
        </draw:line>
        <draw:line draw:style-name="gr2" draw:text-style-name="P1" draw:layer="layout" svg:x1="3.432cm" svg:y1="4.849cm" svg:x2="3.432cm" svg:y2="3.612cm">
          <text:p/>
        </draw:line>
        <draw:line draw:style-name="gr3" draw:text-style-name="P1" draw:layer="layout" svg:x1="4.198cm" svg:y1="3.669cm" svg:x2="4.198cm" svg:y2="4.884cm">
          <text:p/>
        </draw:line>
        <draw:line draw:style-name="gr4" draw:text-style-name="P1" draw:layer="layout" svg:x1="2.859cm" svg:y1="4.231cm" svg:x2="4.77cm" svg:y2="4.231cm">
          <text:p/>
        </draw:line>
        <draw:line draw:style-name="gr4" draw:text-style-name="P1" draw:layer="layout" svg:x1="4.404cm" svg:y1="2.713cm" svg:x2="5.605cm" svg:y2="2.713cm">
          <text:p/>
        </draw:line>
        <draw:line draw:style-name="gr4" draw:text-style-name="P1" draw:layer="layout" svg:x1="2.857cm" svg:y1="1.274cm" svg:x2="4.768cm" svg:y2="1.274cm">
          <text:p/>
        </draw:line>
        <draw:frame draw:style-name="gr5" draw:text-style-name="P2" draw:layer="layout" svg:width="1.186cm" svg:height="1.017cm" svg:x="2.019cm" svg:y="5.358cm">
          <draw:text-box>
            <text:p><text:span text:style-name="T1">1s</text:span></text:p>
          </draw:text-box>
        </draw:frame>
        <draw:frame draw:style-name="gr5" draw:text-style-name="P2" draw:layer="layout" svg:width="1.186cm" svg:height="1.017cm" svg:x="2.014cm" svg:y="3.808cm">
          <draw:text-box>
            <text:p><text:span text:style-name="T1">2s</text:span></text:p>
          </draw:text-box>
        </draw:frame>
        <draw:line draw:style-name="gr2" draw:text-style-name="P1" draw:layer="layout" svg:x1="2.776cm" svg:y1="3.316cm" svg:x2="2.776cm" svg:y2="2.079cm">
          <text:p/>
        </draw:line>
        <draw:line draw:style-name="gr4" draw:text-style-name="P1" draw:layer="layout" svg:x1="2.181cm" svg:y1="2.713cm" svg:x2="3.382cm" svg:y2="2.713cm">
          <text:p/>
        </draw:line>
        <draw:frame draw:style-name="gr6" draw:text-style-name="P2" draw:layer="layout" svg:width="1.277cm" svg:height="1.155cm" svg:x="1.198cm" svg:y="2.262cm">
          <draw:text-box>
            <text:p><text:span text:style-name="T1">2p</text:span><text:span text:style-name="T2">x</text:span></text:p>
          </draw:text-box>
        </draw:frame>
        <draw:frame draw:style-name="gr6" draw:text-style-name="P2" draw:layer="layout" svg:width="1.366cm" svg:height="1.155cm" svg:x="3.411cm" svg:y="2.262cm">
          <draw:text-box>
            <text:p><text:span text:style-name="T1">2p</text:span><text:span text:style-name="T2">y</text:span></text:p>
          </draw:text-box>
        </draw:frame>
        <draw:frame draw:style-name="gr6" draw:text-style-name="P2" draw:layer="layout" svg:width="1.223cm" svg:height="1.155cm" svg:x="1.84cm" svg:y="0.835cm">
          <draw:text-box>
            <text:p><text:span text:style-name="T1">2p</text:span><text:span text:style-name="T2">z</text:span></text:p>
          </draw:text-box>
        </draw:frame>
        <draw:custom-shape draw:style-name="gr1" draw:text-style-name="P1" draw:layer="layout" svg:width="4.708cm" svg:height="6.461cm" svg:x="7.711cm" svg:y="0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845cm" svg:y1="6.388cm" svg:x2="9.845cm" svg:y2="5.151cm">
          <text:p/>
        </draw:line>
        <draw:line draw:style-name="gr3" draw:text-style-name="P1" draw:layer="layout" svg:x1="10.612cm" svg:y1="5.208cm" svg:x2="10.612cm" svg:y2="6.423cm">
          <text:p/>
        </draw:line>
        <draw:line draw:style-name="gr4" draw:text-style-name="P1" draw:layer="layout" svg:x1="9.272cm" svg:y1="5.77cm" svg:x2="11.183cm" svg:y2="5.77cm">
          <text:p/>
        </draw:line>
        <draw:line draw:style-name="gr2" draw:text-style-name="P1" draw:layer="layout" svg:x1="9.845cm" svg:y1="4.849cm" svg:x2="9.845cm" svg:y2="3.612cm">
          <text:p/>
        </draw:line>
        <draw:line draw:style-name="gr3" draw:text-style-name="P1" draw:layer="layout" svg:x1="10.612cm" svg:y1="3.669cm" svg:x2="10.612cm" svg:y2="4.884cm">
          <text:p/>
        </draw:line>
        <draw:line draw:style-name="gr4" draw:text-style-name="P1" draw:layer="layout" svg:x1="9.272cm" svg:y1="4.231cm" svg:x2="11.183cm" svg:y2="4.231cm">
          <text:p/>
        </draw:line>
        <draw:frame draw:style-name="gr5" draw:text-style-name="P2" draw:layer="layout" svg:width="1.252cm" svg:height="1.017cm" svg:x="8.38cm" svg:y="5.358cm">
          <draw:text-box>
            <text:p><text:span text:style-name="T1">1s</text:span></text:p>
          </draw:text-box>
        </draw:frame>
        <draw:frame draw:style-name="gr5" draw:text-style-name="P2" draw:layer="layout" svg:width="1.252cm" svg:height="1.017cm" svg:x="8.38cm" svg:y="3.808cm">
          <draw:text-box>
            <text:p><text:span text:style-name="T1">2s</text:span></text:p>
          </draw:text-box>
        </draw:frame>
        <draw:frame draw:style-name="gr8" draw:text-style-name="P3" draw:layer="layout" svg:width="1.602cm" svg:height="0.962cm" svg:x="-0.017cm" svg:y="2.932cm">
          <draw:text-box>
            <text:p>1/2</text:p>
          </draw:text-box>
        </draw:frame>
        <draw:frame draw:style-name="gr8" draw:text-style-name="P3" draw:layer="layout" svg:width="2.244cm" svg:height="0.962cm" svg:x="5.879cm" svg:y="2.925cm">
          <draw:text-box>
            <text:p>+ 1/2</text:p>
          </draw:text-box>
        </draw:frame>
        <draw:frame draw:style-name="gr9" draw:text-style-name="P4" draw:layer="layout" svg:width="1.499cm" svg:height="1.038cm" svg:x="-0.109cm" svg:y="0.14cm">
          <draw:text-box>
            <text:p><text:span text:style-name="T3">(a)</text:span></text:p>
          </draw:text-box>
        </draw:frame>
        <draw:line draw:style-name="gr4" draw:text-style-name="P1" draw:layer="layout" svg:x1="10.818cm" svg:y1="2.713cm" svg:x2="12.019cm" svg:y2="2.713cm">
          <text:p/>
        </draw:line>
        <draw:line draw:style-name="gr4" draw:text-style-name="P1" draw:layer="layout" svg:x1="9.271cm" svg:y1="1.274cm" svg:x2="11.182cm" svg:y2="1.274cm">
          <text:p/>
        </draw:line>
        <draw:line draw:style-name="gr2" draw:text-style-name="P1" draw:layer="layout" svg:x1="11.39cm" svg:y1="3.316cm" svg:x2="11.39cm" svg:y2="2.079cm">
          <text:p/>
        </draw:line>
        <draw:line draw:style-name="gr4" draw:text-style-name="P1" draw:layer="layout" svg:x1="8.595cm" svg:y1="2.713cm" svg:x2="9.796cm" svg:y2="2.713cm">
          <text:p/>
        </draw:line>
        <draw:frame draw:style-name="gr6" draw:text-style-name="P2" draw:layer="layout" svg:width="1.277cm" svg:height="1.155cm" svg:x="7.612cm" svg:y="2.262cm">
          <draw:text-box>
            <text:p><text:span text:style-name="T1">2p</text:span><text:span text:style-name="T2">x</text:span></text:p>
          </draw:text-box>
        </draw:frame>
        <draw:frame draw:style-name="gr6" draw:text-style-name="P2" draw:layer="layout" svg:width="1.366cm" svg:height="1.155cm" svg:x="9.825cm" svg:y="2.262cm">
          <draw:text-box>
            <text:p><text:span text:style-name="T1">2p</text:span><text:span text:style-name="T2">y</text:span></text:p>
          </draw:text-box>
        </draw:frame>
        <draw:frame draw:style-name="gr6" draw:text-style-name="P2" draw:layer="layout" svg:width="1.223cm" svg:height="1.155cm" svg:x="8.254cm" svg:y="0.835cm">
          <draw:text-box>
            <text:p><text:span text:style-name="T1">2p</text:span><text:span text:style-name="T2">z</text:span></text:p>
          </draw:text-box>
        </draw:frame>
        <draw:custom-shape draw:style-name="gr10" draw:text-style-name="P1" draw:layer="layout" svg:width="4.677cm" svg:height="6.451cm" svg:x="1.334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453cm" svg:y1="13.122cm" svg:x2="3.453cm" svg:y2="11.886cm">
          <text:p/>
        </draw:line>
        <draw:line draw:style-name="gr3" draw:text-style-name="P1" draw:layer="layout" svg:x1="4.214cm" svg:y1="11.943cm" svg:x2="4.214cm" svg:y2="13.156cm">
          <text:p/>
        </draw:line>
        <draw:line draw:style-name="gr4" draw:text-style-name="P1" draw:layer="layout" svg:x1="2.883cm" svg:y1="12.505cm" svg:x2="4.782cm" svg:y2="12.505cm">
          <text:p/>
        </draw:line>
        <draw:line draw:style-name="gr2" draw:text-style-name="P1" draw:layer="layout" svg:x1="3.453cm" svg:y1="11.586cm" svg:x2="3.453cm" svg:y2="10.35cm">
          <text:p/>
        </draw:line>
        <draw:line draw:style-name="gr3" draw:text-style-name="P1" draw:layer="layout" svg:x1="4.214cm" svg:y1="10.407cm" svg:x2="4.214cm" svg:y2="11.62cm">
          <text:p/>
        </draw:line>
        <draw:line draw:style-name="gr4" draw:text-style-name="P1" draw:layer="layout" svg:x1="2.883cm" svg:y1="10.968cm" svg:x2="4.782cm" svg:y2="10.968cm">
          <text:p/>
        </draw:line>
        <draw:line draw:style-name="gr2" draw:text-style-name="P1" draw:layer="layout" svg:x1="5.031cm" svg:y1="8.658cm" svg:x2="5.031cm" svg:y2="7.422cm">
          <text:p/>
        </draw:line>
        <draw:line draw:style-name="gr4" draw:text-style-name="P1" draw:layer="layout" svg:x1="4.418cm" svg:y1="8.054cm" svg:x2="5.611cm" svg:y2="8.054cm">
          <text:p/>
        </draw:line>
        <draw:line draw:style-name="gr2" draw:text-style-name="P1" draw:layer="layout" svg:x1="3.812cm" svg:y1="10.132cm" svg:x2="3.812cm" svg:y2="8.896cm">
          <text:p/>
        </draw:line>
        <draw:line draw:style-name="gr3" draw:text-style-name="P1" draw:layer="layout" svg:x1="3.088cm" svg:y1="7.462cm" svg:x2="3.088cm" svg:y2="8.675cm">
          <text:p/>
        </draw:line>
        <draw:line draw:style-name="gr4" draw:text-style-name="P1" draw:layer="layout" svg:x1="2.881cm" svg:y1="9.513cm" svg:x2="4.78cm" svg:y2="9.513cm">
          <text:p/>
        </draw:line>
        <draw:frame draw:style-name="gr11" draw:text-style-name="P2" draw:layer="layout" svg:width="1.178cm" svg:height="1.016cm" svg:x="2.049cm" svg:y="12.092cm">
          <draw:text-box>
            <text:p><text:span text:style-name="T1">1s</text:span></text:p>
          </draw:text-box>
        </draw:frame>
        <draw:frame draw:style-name="gr12" draw:text-style-name="P2" draw:layer="layout" svg:width="1.178cm" svg:height="1.015cm" svg:x="2.044cm" svg:y="10.546cm">
          <draw:text-box>
            <text:p><text:span text:style-name="T1">2s</text:span></text:p>
          </draw:text-box>
        </draw:frame>
        <draw:line draw:style-name="gr2" draw:text-style-name="P1" draw:layer="layout" svg:x1="2.503cm" svg:y1="8.658cm" svg:x2="2.503cm" svg:y2="7.422cm">
          <text:p/>
        </draw:line>
        <draw:line draw:style-name="gr4" draw:text-style-name="P1" draw:layer="layout" svg:x1="2.21cm" svg:y1="8.054cm" svg:x2="3.403cm" svg:y2="8.054cm">
          <text:p/>
        </draw:line>
        <draw:frame draw:style-name="gr7" draw:text-style-name="P2" draw:layer="layout" svg:width="1.269cm" svg:height="1.154cm" svg:x="1.233cm" svg:y="7.604cm">
          <draw:text-box>
            <text:p><text:span text:style-name="T1">2p</text:span><text:span text:style-name="T2">x</text:span></text:p>
          </draw:text-box>
        </draw:frame>
        <draw:frame draw:style-name="gr7" draw:text-style-name="P2" draw:layer="layout" svg:width="1.359cm" svg:height="1.154cm" svg:x="3.431cm" svg:y="7.604cm">
          <draw:text-box>
            <text:p><text:span text:style-name="T1">2p</text:span><text:span text:style-name="T2">y</text:span></text:p>
          </draw:text-box>
        </draw:frame>
        <draw:frame draw:style-name="gr7" draw:text-style-name="P2" draw:layer="layout" svg:width="1.214cm" svg:height="1.154cm" svg:x="1.872cm" svg:y="9.074cm">
          <draw:text-box>
            <text:p><text:span text:style-name="T1">2p</text:span><text:span text:style-name="T2">z</text:span></text:p>
          </draw:text-box>
        </draw:frame>
        <draw:custom-shape draw:style-name="gr10" draw:text-style-name="P1" draw:layer="layout" svg:width="4.677cm" svg:height="6.451cm" svg:x="7.705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825cm" svg:y1="13.122cm" svg:x2="9.825cm" svg:y2="11.886cm">
          <text:p/>
        </draw:line>
        <draw:line draw:style-name="gr3" draw:text-style-name="P1" draw:layer="layout" svg:x1="10.586cm" svg:y1="11.943cm" svg:x2="10.586cm" svg:y2="13.156cm">
          <text:p/>
        </draw:line>
        <draw:line draw:style-name="gr4" draw:text-style-name="P1" draw:layer="layout" svg:x1="9.255cm" svg:y1="12.505cm" svg:x2="11.154cm" svg:y2="12.505cm">
          <text:p/>
        </draw:line>
        <draw:line draw:style-name="gr2" draw:text-style-name="P1" draw:layer="layout" svg:x1="9.825cm" svg:y1="11.586cm" svg:x2="9.825cm" svg:y2="10.35cm">
          <text:p/>
        </draw:line>
        <draw:line draw:style-name="gr3" draw:text-style-name="P1" draw:layer="layout" svg:x1="10.586cm" svg:y1="10.407cm" svg:x2="10.586cm" svg:y2="11.62cm">
          <text:p/>
        </draw:line>
        <draw:line draw:style-name="gr4" draw:text-style-name="P1" draw:layer="layout" svg:x1="9.255cm" svg:y1="10.968cm" svg:x2="11.154cm" svg:y2="10.968cm">
          <text:p/>
        </draw:line>
        <draw:line draw:style-name="gr2" draw:text-style-name="P1" draw:layer="layout" svg:x1="10.993cm" svg:y1="8.637cm" svg:x2="10.993cm" svg:y2="7.401cm">
          <text:p/>
        </draw:line>
        <draw:line draw:style-name="gr4" draw:text-style-name="P1" draw:layer="layout" svg:x1="10.639cm" svg:y1="8.054cm" svg:x2="11.832cm" svg:y2="8.054cm">
          <text:p/>
        </draw:line>
        <draw:line draw:style-name="gr2" draw:text-style-name="P1" draw:layer="layout" svg:x1="10.184cm" svg:y1="10.132cm" svg:x2="10.184cm" svg:y2="8.896cm">
          <text:p/>
        </draw:line>
        <draw:line draw:style-name="gr3" draw:text-style-name="P1" draw:layer="layout" svg:x1="11.478cm" svg:y1="7.467cm" svg:x2="11.478cm" svg:y2="8.68cm">
          <text:p/>
        </draw:line>
        <draw:line draw:style-name="gr4" draw:text-style-name="P1" draw:layer="layout" svg:x1="9.254cm" svg:y1="9.513cm" svg:x2="11.153cm" svg:y2="9.513cm">
          <text:p/>
        </draw:line>
        <draw:frame draw:style-name="gr11" draw:text-style-name="P2" draw:layer="layout" svg:width="1.244cm" svg:height="1.016cm" svg:x="8.369cm" svg:y="12.092cm">
          <draw:text-box>
            <text:p><text:span text:style-name="T1">1s</text:span></text:p>
          </draw:text-box>
        </draw:frame>
        <draw:frame draw:style-name="gr12" draw:text-style-name="P2" draw:layer="layout" svg:width="1.244cm" svg:height="1.015cm" svg:x="8.369cm" svg:y="10.546cm">
          <draw:text-box>
            <text:p><text:span text:style-name="T1">2s</text:span></text:p>
          </draw:text-box>
        </draw:frame>
        <draw:line draw:style-name="gr2" draw:text-style-name="P1" draw:layer="layout" svg:x1="9.197cm" svg:y1="8.597cm" svg:x2="9.197cm" svg:y2="7.361cm">
          <text:p/>
        </draw:line>
        <draw:line draw:style-name="gr4" draw:text-style-name="P1" draw:layer="layout" svg:x1="8.582cm" svg:y1="8.054cm" svg:x2="9.775cm" svg:y2="8.054cm">
          <text:p/>
        </draw:line>
        <draw:frame draw:style-name="gr6" draw:text-style-name="P2" draw:layer="layout" svg:width="1.269cm" svg:height="1.155cm" svg:x="7.604cm" svg:y="7.653cm">
          <draw:text-box>
            <text:p><text:span text:style-name="T1">2p</text:span><text:span text:style-name="T2">x</text:span></text:p>
          </draw:text-box>
        </draw:frame>
        <draw:frame draw:style-name="gr7" draw:text-style-name="P2" draw:layer="layout" svg:width="1.403cm" svg:height="1.154cm" svg:x="9.615cm" svg:y="7.653cm">
          <draw:text-box>
            <text:p><text:span text:style-name="T1">2p</text:span><text:span text:style-name="T2">y</text:span></text:p>
          </draw:text-box>
        </draw:frame>
        <draw:frame draw:style-name="gr13" draw:text-style-name="P2" draw:layer="layout" svg:width="1.217cm" svg:height="1.152cm" svg:x="8.252cm" svg:y="9.101cm">
          <draw:text-box>
            <text:p><text:span text:style-name="T1">2p</text:span><text:span text:style-name="T2">z</text:span></text:p>
          </draw:text-box>
        </draw:frame>
        <draw:frame draw:style-name="gr8" draw:text-style-name="P3" draw:layer="layout" svg:width="1.592cm" svg:height="0.962cm" svg:x="0.026cm" svg:y="9.67cm">
          <draw:text-box>
            <text:p>1/2</text:p>
          </draw:text-box>
        </draw:frame>
        <draw:frame draw:style-name="gr14" draw:text-style-name="P3" draw:layer="layout" svg:width="2.23cm" svg:height="0.962cm" svg:x="5.884cm" svg:y="9.664cm">
          <draw:text-box>
            <text:p>+ 1/2</text:p>
          </draw:text-box>
        </draw:frame>
        <draw:frame draw:style-name="gr15" draw:text-style-name="P4" draw:layer="layout" svg:width="1.489cm" svg:height="1.038cm" svg:x="-0.065cm" svg:y="6.983cm">
          <draw:text-box>
            <text:p><text:span text:style-name="T3">(c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908cm" fo:page-height="13.7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8T00:49:02.459780831</meta:creation-date>
    <dc:date>2024-05-13T18:32:13.119026515</dc:date>
    <meta:editing-duration>PT1H26M38S</meta:editing-duration>
    <meta:editing-cycles>22</meta:editing-cycles>
    <meta:generator>LibreOffice/7.3.7.2$Linux_X86_64 LibreOffice_project/30$Build-2</meta:generator>
    <meta:document-statistic meta:object-count="156"/>
  </office:meta>
</office:document-meta>
</file>